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FORE FIX MADE AT 0500 26JUL201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SM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712#1</text:p>
          </table:table-cell>
          <table:table-cell office:value-type="string" calcext:value-type="string">
            <text:p>0712#2</text:p>
          </table:table-cell>
          <table:table-cell office:value-type="string" calcext:value-type="string">
            <text:p>0712#3</text:p>
          </table:table-cell>
          <table:table-cell office:value-type="string" calcext:value-type="string">
            <text:p>0722#1</text:p>
          </table:table-cell>
          <table:table-cell office:value-type="string" calcext:value-type="string">
            <text:p>0723#1</text:p>
          </table:table-cell>
          <table:table-cell office:value-type="string" calcext:value-type="string">
            <text:p>0723#2</text:p>
          </table:table-cell>
          <table:table-cell office:value-type="string" calcext:value-type="string">
            <text:p>0723#3</text:p>
          </table:table-cell>
          <table:table-cell office:value-type="string" calcext:value-type="string">
            <text:p>0725#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ta_1</text:p>
          </table:table-cell>
          <table:table-cell table:number-columns-repeated="8" office:value-type="float" office:value="3.141593" calcext:value-type="float">
            <text:p>3.141593</text:p>
          </table:table-cell>
        </table:table-row>
        <table:table-row table:style-name="ro1">
          <table:table-cell office:value-type="string" calcext:value-type="string">
            <text:p>alpha_1</text:p>
          </table:table-cell>
          <table:table-cell office:value-type="float" office:value="-1.5642" calcext:value-type="float">
            <text:p>-1.5642</text:p>
          </table:table-cell>
          <table:table-cell office:value-type="float" office:value="-1.564253" calcext:value-type="float">
            <text:p>-1.564253</text:p>
          </table:table-cell>
          <table:table-cell office:value-type="float" office:value="-1.563553" calcext:value-type="float">
            <text:p>-1.563553</text:p>
          </table:table-cell>
          <table:table-cell office:value-type="float" office:value="-1.565047" calcext:value-type="float">
            <text:p>-1.565047</text:p>
          </table:table-cell>
          <table:table-cell office:value-type="float" office:value="-1.564552" calcext:value-type="float">
            <text:p>-1.564552</text:p>
          </table:table-cell>
          <table:table-cell office:value-type="float" office:value="-1.563815" calcext:value-type="float">
            <text:p>-1.563815</text:p>
          </table:table-cell>
          <table:table-cell office:value-type="float" office:value="-1.56323" calcext:value-type="float">
            <text:p>-1.56323</text:p>
          </table:table-cell>
          <table:table-cell office:value-type="float" office:value="-1.56462" calcext:value-type="float">
            <text:p>-1.56462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float" office:value="0.006088" calcext:value-type="float">
            <text:p>0.006088</text:p>
          </table:table-cell>
          <table:table-cell office:value-type="float" office:value="0.006122" calcext:value-type="float">
            <text:p>0.006122</text:p>
          </table:table-cell>
          <table:table-cell office:value-type="float" office:value="0.005921" calcext:value-type="float">
            <text:p>0.005921</text:p>
          </table:table-cell>
          <table:table-cell office:value-type="float" office:value="0.006244" calcext:value-type="float">
            <text:p>0.006244</text:p>
          </table:table-cell>
          <table:table-cell office:value-type="float" office:value="0.006212" calcext:value-type="float">
            <text:p>0.006212</text:p>
          </table:table-cell>
          <table:table-cell office:value-type="float" office:value="0.006134" calcext:value-type="float">
            <text:p>0.006134</text:p>
          </table:table-cell>
          <table:table-cell office:value-type="float" office:value="0.006261" calcext:value-type="float">
            <text:p>0.006261</text:p>
          </table:table-cell>
          <table:table-cell office:value-type="float" office:value="0.006234" calcext:value-type="float">
            <text:p>0.006234</text:p>
          </table:table-cell>
        </table:table-row>
        <table:table-row table:style-name="ro1">
          <table:table-cell office:value-type="string" calcext:value-type="string">
            <text:p>d_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ta_2</text:p>
          </table:table-cell>
          <table:table-cell office:value-type="float" office:value="-1.574196" calcext:value-type="float">
            <text:p>-1.574196</text:p>
          </table:table-cell>
          <table:table-cell office:value-type="float" office:value="-1.574078" calcext:value-type="float">
            <text:p>-1.574078</text:p>
          </table:table-cell>
          <table:table-cell office:value-type="float" office:value="-1.574867" calcext:value-type="float">
            <text:p>-1.574867</text:p>
          </table:table-cell>
          <table:table-cell office:value-type="float" office:value="-1.569959" calcext:value-type="float">
            <text:p>-1.569959</text:p>
          </table:table-cell>
          <table:table-cell office:value-type="float" office:value="-1.570243" calcext:value-type="float">
            <text:p>-1.570243</text:p>
          </table:table-cell>
          <table:table-cell office:value-type="float" office:value="-1.570126" calcext:value-type="float">
            <text:p>-1.570126</text:p>
          </table:table-cell>
          <table:table-cell office:value-type="float" office:value="-1.570617" calcext:value-type="float">
            <text:p>-1.570617</text:p>
          </table:table-cell>
          <table:table-cell office:value-type="float" office:value="-1.56917" calcext:value-type="float">
            <text:p>-1.56917</text:p>
          </table:table-cell>
        </table:table-row>
        <table:table-row table:style-name="ro1">
          <table:table-cell office:value-type="string" calcext:value-type="string">
            <text:p>alpha_2</text:p>
          </table:table-cell>
          <table:table-cell office:value-type="float" office:value="1.563347" calcext:value-type="float">
            <text:p>1.563347</text:p>
          </table:table-cell>
          <table:table-cell office:value-type="float" office:value="1.563312" calcext:value-type="float">
            <text:p>1.563312</text:p>
          </table:table-cell>
          <table:table-cell office:value-type="float" office:value="1.562359" calcext:value-type="float">
            <text:p>1.562359</text:p>
          </table:table-cell>
          <table:table-cell office:value-type="float" office:value="1.565246" calcext:value-type="float">
            <text:p>1.565246</text:p>
          </table:table-cell>
          <table:table-cell office:value-type="float" office:value="1.563544" calcext:value-type="float">
            <text:p>1.563544</text:p>
          </table:table-cell>
          <table:table-cell office:value-type="float" office:value="1.563161" calcext:value-type="float">
            <text:p>1.563161</text:p>
          </table:table-cell>
          <table:table-cell office:value-type="float" office:value="1.563581" calcext:value-type="float">
            <text:p>1.563581</text:p>
          </table:table-cell>
          <table:table-cell office:value-type="float" office:value="1.563667" calcext:value-type="float">
            <text:p>1.563667</text:p>
          </table:table-cell>
        </table:table-row>
        <table:table-row table:style-name="ro1">
          <table:table-cell office:value-type="string" calcext:value-type="string">
            <text:p>a_2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1222" calcext:value-type="float">
            <text:p>0.001222</text:p>
          </table:table-cell>
        </table:table-row>
        <table:table-row table:style-name="ro1">
          <table:table-cell office:value-type="string" calcext:value-type="string">
            <text:p>d_2</text:p>
          </table:table-cell>
          <table:table-cell office:value-type="float" office:value="-0.002982" calcext:value-type="float">
            <text:p>-0.002982</text:p>
          </table:table-cell>
          <table:table-cell office:value-type="float" office:value="-0.003031" calcext:value-type="float">
            <text:p>-0.003031</text:p>
          </table:table-cell>
          <table:table-cell office:value-type="float" office:value="-0.003005" calcext:value-type="float">
            <text:p>-0.003005</text:p>
          </table:table-cell>
          <table:table-cell office:value-type="float" office:value="-0.002631" calcext:value-type="float">
            <text:p>-0.002631</text:p>
          </table:table-cell>
          <table:table-cell office:value-type="float" office:value="-0.002752" calcext:value-type="float">
            <text:p>-0.002752</text:p>
          </table:table-cell>
          <table:table-cell office:value-type="float" office:value="-0.002749" calcext:value-type="float">
            <text:p>-0.002749</text:p>
          </table:table-cell>
          <table:table-cell office:value-type="float" office:value="-0.002861" calcext:value-type="float">
            <text:p>-0.002861</text:p>
          </table:table-cell>
          <table:table-cell office:value-type="float" office:value="-0.002915" calcext:value-type="float">
            <text:p>-0.0029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_3</text:p>
          </table:table-cell>
          <table:table-cell office:value-type="float" office:value="-0.007712" calcext:value-type="float">
            <text:p>-0.007712</text:p>
          </table:table-cell>
          <table:table-cell office:value-type="float" office:value="-0.007728" calcext:value-type="float">
            <text:p>-0.007728</text:p>
          </table:table-cell>
          <table:table-cell office:value-type="float" office:value="-0.007901" calcext:value-type="float">
            <text:p>-0.007901</text:p>
          </table:table-cell>
          <table:table-cell office:value-type="float" office:value="-0.007457" calcext:value-type="float">
            <text:p>-0.007457</text:p>
          </table:table-cell>
          <table:table-cell office:value-type="float" office:value="-0.007543" calcext:value-type="float">
            <text:p>-0.007543</text:p>
          </table:table-cell>
          <table:table-cell office:value-type="float" office:value="-0.007647" calcext:value-type="float">
            <text:p>-0.007647</text:p>
          </table:table-cell>
          <table:table-cell office:value-type="float" office:value="-0.006277" calcext:value-type="float">
            <text:p>-0.006277</text:p>
          </table:table-cell>
          <table:table-cell office:value-type="float" office:value="-0.006159" calcext:value-type="float">
            <text:p>-0.006159</text:p>
          </table:table-cell>
        </table:table-row>
        <table:table-row table:style-name="ro1">
          <table:table-cell office:value-type="string" calcext:value-type="string">
            <text:p>j3_scale_factor</text:p>
          </table:table-cell>
          <table:table-cell office:value-type="float" office:value="0.988911" calcext:value-type="float">
            <text:p>0.988911</text:p>
          </table:table-cell>
          <table:table-cell office:value-type="float" office:value="0.98913" calcext:value-type="float">
            <text:p>0.98913</text:p>
          </table:table-cell>
          <table:table-cell office:value-type="float" office:value="0.989331" calcext:value-type="float">
            <text:p>0.989331</text:p>
          </table:table-cell>
          <table:table-cell office:value-type="float" office:value="0.992425" calcext:value-type="float">
            <text:p>0.992425</text:p>
          </table:table-cell>
          <table:table-cell office:value-type="float" office:value="0.989217" calcext:value-type="float">
            <text:p>0.989217</text:p>
          </table:table-cell>
          <table:table-cell office:value-type="float" office:value="0.989184" calcext:value-type="float">
            <text:p>0.989184</text:p>
          </table:table-cell>
          <table:table-cell office:value-type="float" office:value="0.988815" calcext:value-type="float">
            <text:p>0.988815</text:p>
          </table:table-cell>
          <table:table-cell office:value-type="float" office:value="0.989098" calcext:value-type="float">
            <text:p>0.98909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SM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625#1</text:p>
          </table:table-cell>
          <table:table-cell office:value-type="string" calcext:value-type="string">
            <text:p>0723#1</text:p>
          </table:table-cell>
          <table:table-cell office:value-type="string" calcext:value-type="string">
            <text:p>0723#2</text:p>
          </table:table-cell>
          <table:table-cell office:value-type="string" calcext:value-type="string">
            <text:p>0723#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ta_1</text:p>
          </table:table-cell>
          <table:table-cell table:number-columns-repeated="4" office:value-type="float" office:value="3.141593" calcext:value-type="float">
            <text:p>3.141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_1</text:p>
          </table:table-cell>
          <table:table-cell office:value-type="float" office:value="-1.566533" calcext:value-type="float">
            <text:p>-1.566533</text:p>
          </table:table-cell>
          <table:table-cell office:value-type="float" office:value="-1.565629" calcext:value-type="float">
            <text:p>-1.565629</text:p>
          </table:table-cell>
          <table:table-cell office:value-type="float" office:value="-1.567103" calcext:value-type="float">
            <text:p>-1.567103</text:p>
          </table:table-cell>
          <table:table-cell office:value-type="float" office:value="-1.566168" calcext:value-type="float">
            <text:p>-1.566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0.006812" calcext:value-type="float">
            <text:p>0.006812</text:p>
          </table:table-cell>
          <table:table-cell office:value-type="float" office:value="0.004858" calcext:value-type="float">
            <text:p>0.004858</text:p>
          </table:table-cell>
          <table:table-cell office:value-type="float" office:value="0.004661" calcext:value-type="float">
            <text:p>0.004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ta_2</text:p>
          </table:table-cell>
          <table:table-cell office:value-type="float" office:value="1.593406" calcext:value-type="float">
            <text:p>1.593406</text:p>
          </table:table-cell>
          <table:table-cell office:value-type="float" office:value="1.588292" calcext:value-type="float">
            <text:p>1.588292</text:p>
          </table:table-cell>
          <table:table-cell office:value-type="float" office:value="-1.554564" calcext:value-type="float">
            <text:p>-1.554564</text:p>
          </table:table-cell>
          <table:table-cell office:value-type="float" office:value="-1.557322" calcext:value-type="float">
            <text:p>-1.557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_2</text:p>
          </table:table-cell>
          <table:table-cell office:value-type="float" office:value="-1.57864" calcext:value-type="float">
            <text:p>-1.57864</text:p>
          </table:table-cell>
          <table:table-cell office:value-type="float" office:value="-1.578756" calcext:value-type="float">
            <text:p>-1.578756</text:p>
          </table:table-cell>
          <table:table-cell office:value-type="float" office:value="1.578347" calcext:value-type="float">
            <text:p>1.578347</text:p>
          </table:table-cell>
          <table:table-cell office:value-type="float" office:value="1.576212" calcext:value-type="float">
            <text:p>1.576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2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22" calcext:value-type="float">
            <text:p>0.000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2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.001277" calcext:value-type="float">
            <text:p>0.001277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1248" calcext:value-type="float">
            <text:p>0.0012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_3</text:p>
          </table:table-cell>
          <table:table-cell office:value-type="float" office:value="-0.007234" calcext:value-type="float">
            <text:p>-0.007234</text:p>
          </table:table-cell>
          <table:table-cell office:value-type="float" office:value="-0.004444" calcext:value-type="float">
            <text:p>-0.004444</text:p>
          </table:table-cell>
          <table:table-cell office:value-type="float" office:value="-0.006449" calcext:value-type="float">
            <text:p>-0.006449</text:p>
          </table:table-cell>
          <table:table-cell office:value-type="float" office:value="-0.008084" calcext:value-type="float">
            <text:p>-0.008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_scale_factor</text:p>
          </table:table-cell>
          <table:table-cell office:value-type="float" office:value="0.988716" calcext:value-type="float">
            <text:p>0.988716</text:p>
          </table:table-cell>
          <table:table-cell office:value-type="float" office:value="0.988668" calcext:value-type="float">
            <text:p>0.988668</text:p>
          </table:table-cell>
          <table:table-cell office:value-type="float" office:value="0.98876" calcext:value-type="float">
            <text:p>0.98876</text:p>
          </table:table-cell>
          <table:table-cell office:value-type="float" office:value="0.988714" calcext:value-type="float">
            <text:p>0.9887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05:18:39.936060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02:54:25.345511037</meta:creation-date>
    <dc:date>2018-07-26T05:19:22.976836374</dc:date>
    <meta:editing-duration>PT28M28S</meta:editing-duration>
    <meta:editing-cycles>8</meta:editing-cycles>
    <meta:generator>LibreOffice/5.1.6.2$Linux_X86_64 LibreOffice_project/10m0$Build-2</meta:generator>
    <meta:document-statistic meta:table-count="1" meta:cell-count="155" meta:object-count="0"/>
  </office:meta>
</office:document-meta>
</file>